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ee031" officeooo:paragraph-rsid="000ee03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ee031" officeooo:paragraph-rsid="000ee031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e031" officeooo:paragraph-rsid="000ee03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e031" officeooo:paragraph-rsid="000ee03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ee031" officeooo:paragraph-rsid="000ee031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ee031" officeooo:paragraph-rsid="000ee03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0ee031" officeooo:paragraph-rsid="000ee031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0fb1e9" officeooo:paragraph-rsid="000fb1e9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0ee031" officeooo:paragraph-rsid="000fb1e9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0ee031" officeooo:paragraph-rsid="000fb1e9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b1e9" style:font-weight-asian="normal" style:font-weight-complex="normal"/>
    </style:style>
    <style:style style:name="T3" style:family="text">
      <style:text-properties officeooo:rsid="000fb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NTAMENT DE MAÓ</text:p>
      <text:p text:style-name="P1"/>
      <text:p text:style-name="P2">PREINSCRIPCIÓNS PER AL CURS 2024-25</text:p>
      <text:p text:style-name="P2"/>
      <text:p text:style-name="P3">Des-de l’Ajuntament de Maó comunicam que queda obert el termini d’inscripció per al curs 2024/2025 per a l’Escola Municipal de Maó. Cursos que inclouen tallers de música, ceràmica i pintura. Tota persona que estigui interessada en aquestes classes, cal inscriure’s de calque d’aquestes dues maneres:</text:p>
      <text:p text:style-name="P3"/>
      <text:p text:style-name="P4">Forma telemàtica:<text:span text:style-name="T1"> Del 25 d’Octubre fins al 3 de Novembre de 2024</text:span></text:p>
      <text:p text:style-name="P4">Forma presencial: <text:span text:style-name="T1">El 29 i 30 d’octubre de 2024 a l’oficina de l’escola, dins el claustr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Informació:</text:p>
      <text:p text:style-name="P3"/>
      <text:p text:style-name="P3">Lloc: Escola Municipal Claustre del Carme</text:p>
      <text:p text:style-name="P3"/>
      <text:p text:style-name="P3">C/ Claustre del Carme nº5, 1r Pis</text:p>
      <text:p text:style-name="P3"/>
      <text:p text:style-name="P3">Tel. 971 36 20 21</text:p>
      <text:p text:style-name="P3"/>
      <text:p text:style-name="P3"/>
      <text:p text:style-name="P5">Horari:</text:p>
      <text:p text:style-name="P6">Classes de ceràmica:</text:p>
      <text:p text:style-name="P7">Classes per adults: <text:span text:style-name="T2">4 Hores setmanals, repartides en 2 dies, dimarts i dijous, en 3 grups, a les 15:30, a les 17:30 o a les 19:30h</text:span></text:p>
      <text:p text:style-name="P8">Classes per a Joves de 8 a 14 anys: <text:span text:style-name="T1">1 classe setmanal de 2 hores, els divendres de 18:00h a 20:00h</text:span></text:p>
      <text:p text:style-name="P8"><text:span text:style-name="T1"/></text:p>
      <text:p text:style-name="P9">Classes de <text:span text:style-name="T3">Pintura</text:span>:</text:p>
      <text:p text:style-name="P10">Classes per adults: <text:span text:style-name="T2">4 Hores setmanals, repartides en 2 dies, dimarts i dijous, en 3 grups, a les 15:30, a les 17:00 o a les 19:00h</text:span></text:p>
      <text:p text:style-name="P8">Classes per a Joves de 8 a 14 anys: <text:span text:style-name="T1">1 classe setmanal de 90 minuts, els dimecres en 2 grups, a les 16:30 o a les 18:15h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7:41:38.617733940</meta:creation-date>
    <dc:date>2024-11-21T18:00:50.687706553</dc:date>
    <meta:editing-duration>PT5M3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1" meta:paragraph-count="16" meta:word-count="207" meta:character-count="1129" meta:non-whitespace-character-count="937"/>
  </office:meta>
</office:document-meta>
</file>